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59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ices GetInstrumen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/>
          <table:table-cell table:style-name="ce1" office:value-type="string" calcext:value-type="string">
            <text:p>Argum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strum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aultDecimal</text:p>
          </table:table-cell>
          <table:table-cell office:value-type="string" calcext:value-type="string">
            <text:p>true, fals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ch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Js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http://www.nasdaqomxnordic.com/webproxy/DataFeedProxy.aspx?Json=0&amp;DefaultDecimal=true&amp;SubSystem=Prices&amp;Action=GetInstrument&amp;Instrument=SSE402&amp;Inst.a=0,1,2,3,4,5,6,7,8,9,10,11,12,13,14,15,16,17,18,19,20,21,22,23,24,25,26,27,28,29,30,31,32,33,34,35,36,37,38,39,40,41,42,43,44,45,46,47,48,49,50,51,52,53,54,55,56,57,58,59,60,61,62,63,64,65,66,67,68,69,70,71,72,73,75,76,77,78,79,80,81,82,83,84,85,86,87,88,89,90,91,92,93,94,95,96,97,98,99,100,101,102,103,104,105,106,107,108,109,110,111,112,113,114,115,116,117,118,119,120,121,122,123,124,125,126,127,128,129,130,131,132,133,134,135,136,137,138,139,140,141,142,143,144,145,146,147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Explain</text:p>
          </table:table-cell>
          <table:table-cell table:style-name="ce1" office:value-type="string" calcext:value-type="string">
            <text:p>Defaul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ccepting price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at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ccepting volume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av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b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buying price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uying volume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cap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casrp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an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change percent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corr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corrb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corrls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losing price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cpn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d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dip</text:p>
          </table:table-cell>
          <table:table-cell/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divd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div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div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d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et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exfd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extd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fh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fnm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h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h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hl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ho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ighest price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hp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h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hw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ip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is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isin</text:p>
          </table:table-cell>
          <table:table-cell/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is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is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is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isr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lav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lb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lb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lbb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lbb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lc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lcpd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lh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lis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ll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ln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l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owest price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lsp</text:p>
          </table:table-cell>
          <table:table-cell office:value-type="string" calcext:value-type="string">
            <text:p>last sell price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lt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lt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lt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l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mis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mk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mkt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mkt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mno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mod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mvnt</text:p>
          </table:table-cell>
          <table:table-cell/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mxo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n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notet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nv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o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onexav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onexn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on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onex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opeing price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pat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pav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pct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p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pmk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pt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pty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pvtrdd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pyt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r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s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sa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sb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sb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sectid</text:p>
          </table:table-cell>
          <table:table-cell office:value-type="string" calcext:value-type="string">
            <text:p>sec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sectname</text:p>
          </table:table-cell>
          <table:table-cell office:value-type="string" calcext:value-type="string">
            <text:p>sector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sm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s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s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st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stlp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stlt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Sub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t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tal owners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to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t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tr</text:p>
          </table:table-cell>
          <table:table-cell/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ime state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otal volume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up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updt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vf</text:p>
          </table:table-cell>
          <table:table-cell/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v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vola</text:p>
          </table:table-cell>
          <table:table-cell table:number-columns-repeated="2"/>
          <table:table-cell office:value-type="string" calcext:value-type="string">
            <text:p>percentage volu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v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vt</text:p>
          </table:table-cell>
          <table:table-cell/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v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rk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yc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yh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ylp</text:p>
          </table:table-cell>
          <table:table-cell table:number-columns-repeated="1022"/>
        </table:table-row>
      </table:table>
      <table:table table:name="Issuer getIssuer" table:style-name="ta1">
        <table:table-column table:style-name="co4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Argum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strum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aultDecimal</text:p>
          </table:table-cell>
          <table:table-cell office:value-type="string" calcext:value-type="string">
            <text:p>true, fals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ch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Js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http://www.nasdaqomxnordic.com/webproxy/DataFeedProxy.aspx?SubSystem=Issuer&amp;Action=GetIssuer&amp;Issuer.a=0,1,2,3,4,5,6,7,8,9,10,11,12,13,14,15,16,17,18,19,20,21,22,23,24,25,26,27,28,29,30&amp;Issuer.e=1,2,3,4,5,6,7,8,9,10&amp;Instrument=SSE3598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Explain</text:p>
          </table:table-cell>
          <table:table-cell table:style-name="ce1" office:value-type="string" calcext:value-type="string">
            <text:p>Defaul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Issuer.a</text:p>
          </table:table-cell>
          <table:table-cell office:value-type="string" calcext:value-type="string">
            <text:p>pe</text:p>
          </table:table-cell>
          <table:table-cell/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ssuer.a</text:p>
          </table:table-cell>
          <table:table-cell office:value-type="string" calcext:value-type="string">
            <text:p>pbv</text:p>
          </table:table-cell>
          <table:table-cell/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ssuer.a</text:p>
          </table:table-cell>
          <table:table-cell office:value-type="string" calcext:value-type="string">
            <text:p>pe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suer.a</text:p>
          </table:table-cell>
          <table:table-cell office:value-type="string" calcext:value-type="string">
            <text:p>pbv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suer.a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suer.a</text:p>
          </table:table-cell>
          <table:table-cell office:value-type="string" calcext:value-type="string">
            <text:p>f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suer.a</text:p>
          </table:table-cell>
          <table:table-cell office:value-type="string" calcext:value-type="string">
            <text:p>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suer.a</text:p>
          </table:table-cell>
          <table:table-cell office:value-type="string" calcext:value-type="string">
            <text:p>f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suer.a</text:p>
          </table:table-cell>
          <table:table-cell office:value-type="string" calcext:value-type="string">
            <text:p>y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suer.a</text:p>
          </table:table-cell>
          <table:table-cell office:value-type="string" calcext:value-type="string">
            <text:p>b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suer.a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hairm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suer.a</text:p>
          </table:table-cell>
          <table:table-cell office:value-type="string" calcext:value-type="string">
            <text:p>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suer.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suer.a</text:p>
          </table:table-cell>
          <table:table-cell office:value-type="string" calcext:value-type="string">
            <text:p>n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suer.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ur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suer.a</text:p>
          </table:table-cell>
          <table:table-cell office:value-type="string" calcext:value-type="string">
            <text:p>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suer.e</text:p>
          </table:table-cell>
          <table:table-cell office:value-type="string" calcext:value-type="string">
            <text:p>fig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suer.e</text:p>
          </table:table-cell>
          <table:table-cell office:value-type="string" calcext:value-type="string">
            <text:p>businesss</text:p>
          </table:table-cell>
          <table:table-cell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suer.e</text:p>
          </table:table-cell>
          <table:table-cell office:value-type="string" calcext:value-type="string">
            <text:p>business_loc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suer.e</text:p>
          </table:table-cell>
          <table:table-cell office:value-type="string" calcext:value-type="string">
            <text:p>quarterly</text:p>
          </table:table-cell>
          <table:table-cell table:number-columns-repeated="1022"/>
        </table:table-row>
      </table:table>
      <table:table table:name="History GetChangeData" table:style-name="ta1">
        <table:table-column table:style-name="co4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Argum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strum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aultDecimal</text:p>
          </table:table-cell>
          <table:table-cell office:value-type="string" calcext:value-type="string">
            <text:p>true, fals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ch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Js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http://www.nasdaqomxnordic.com/webproxy/DataFeedProxy.aspx?SubSystem=History&amp;Action=GetChangeData&amp;Instrument=SSE402&amp;hi.a=0,1,2,3,4,5,6,7,8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Explain</text:p>
          </table:table-cell>
          <table:table-cell table:style-name="ce1" office:value-type="string" calcext:value-type="string">
            <text:p>Defaul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weekly change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othly change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tmc</text:p>
          </table:table-cell>
          <table:table-cell office:value-type="string" calcext:value-type="string">
            <text:p>three month change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six month change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fwl</text:p>
          </table:table-cell>
          <table:table-cell/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fwh</text:p>
          </table:table-cell>
          <table:table-cell/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yc</text:p>
          </table:table-cell>
          <table:table-cell office:value-type="string" calcext:value-type="string">
            <text:p>year change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ysc</text:p>
          </table:table-cell>
          <table:table-cell office:value-type="string" calcext:value-type="string">
            <text:p>year start change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yhp</text:p>
          </table:table-cell>
          <table:table-cell office:value-type="string" calcext:value-type="string">
            <text:p>year highest price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ylp</text:p>
          </table:table-cell>
          <table:table-cell office:value-type="string" calcext:value-type="string">
            <text:p>year lowest price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</table:table>
      <table:table table:name="Prices GetMarket" table:style-name="ta1">
        <table:table-column table:style-name="co4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chang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.aspx?SubSystem=Prices&amp;Action=GetMarket&amp;Exchange=NMF&amp;Market=L:INET:H7057510,L:INET:H7057520,L:INET:H7057530&amp;Inst.an=mavg1,&amp;Market.a=0,1,2,3,4,5,6,7,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n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rke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eetifier</text:p>
          </table:table-cell>
        </table:table-row>
        <table:table-row table:style-name="ro1"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office:value-type="string" calcext:value-type="string">
            <text:p>fnm</text:p>
          </table:table-cell>
          <table:table-cell office:value-type="string" calcext:value-type="string">
            <text:p>full name</text:p>
          </table:table-cell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arket</text:p>
          </table:table-cell>
        </table:table-row>
      </table:table>
      <table:table table:name="History GetDataSeries" table:style-name="ta1">
        <table:table-column table:style-name="co4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http://www.nasdaqomxnordic.com/webproxy/DataFeedProxy.aspx?SubSystem=History&amp;Action=GetDataSeries&amp;MovingAverageDays1=20&amp;MovingAverageDays2=60&amp;MovingAverageDays3=200&amp;showAdjusted=true&amp;AppendIntraDay=yes&amp;FromDate=2015-12-29&amp;ToDate=2015-12-29&amp;Instrument=SE0004384782&amp;Hi.a=0,1,2,3,4,5,6,7,8,9,10,11,12,13,14,15,16,17,18,19,20,21,22,23,24,25,26,27,28,29,30,31,32,33,34,35,36,37,38,39,41,42,43,44,45,47,48,49,50,51,52,53,54,55,56,57,58,60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efault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/>
          <table:table-cell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p</text:p>
          </table:table-cell>
          <table:table-cell/>
          <table:table-cell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v</text:p>
          </table:table-cell>
          <table:table-cell/>
          <table:table-cell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/>
          <table:table-cell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i</text:p>
          </table:table-cell>
          <table:table-cell/>
          <table:table-cell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dp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 calcext:value-type="string">
            <text:p>Moving Average Convergence Divergence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'Prices GetInstruments'.B8:'Prices GetInstruments'.D14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0000-00-00</text:date>, <text:time style:data-style-name="N2" text:time-value="01:04:55.801323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hansson</meta:initial-creator>
    <meta:creation-date>2015-12-27T22:46:13.913637801</meta:creation-date>
    <dc:date>2015-12-29T01:38:38.194981522</dc:date>
    <dc:creator>David Johansson</dc:creator>
    <meta:editing-duration>PT23H55M4S</meta:editing-duration>
    <meta:editing-cycles>5</meta:editing-cycles>
    <meta:generator>LibreOffice/4.2.8.2$Linux_x86 LibreOffice_project/420m0$Build-2</meta:generator>
    <meta:document-statistic meta:table-count="5" meta:cell-count="480" meta:object-count="0"/>
  </office:meta>
</office:document-meta>
</file>